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46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-color="#34c869" draw:textarea-vertical-align="middle" draw:auto-grow-height="false" fo:min-height="0.916cm" fo:min-width="0.964cm"/>
    </style:style>
    <style:style style:name="gr2" style:family="graphic">
      <style:graphic-properties draw:stroke="none" draw:textarea-vertical-align="middle" draw:auto-grow-height="false" fo:min-height="0.916cm" fo:min-width="0.851cm"/>
    </style:style>
    <style:style style:name="gr3" style:family="graphic">
      <style:graphic-properties draw:stroke="none" svg:stroke-color="#3465a4" draw:fill-color="#ff5429" draw:textarea-vertical-align="middle" draw:auto-grow-height="false" fo:min-height="0.916cm" fo:min-width="0.964cm"/>
    </style:style>
    <style:style style:name="P1" style:family="paragraph">
      <loext:graphic-properties draw:fill-color="#34c86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5429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2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2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0:.AH40]);2);16)" office:value-type="string" office:string-value="3FFFFF" calcext:value-type="string">
            <text:p>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1:.AH41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2:.AH42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3:.AH43]);2);16)" office:value-type="string" office:string-value="3FFFFF" calcext:value-type="string">
            <text:p>3FFFFF</text:p>
          </table:table-cell>
        </table:table-row>
        <table:table-row table:style-name="ro1" table:number-rows-repeated="104853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Recursive mapping" table:style-name="ta1">
        <table:table-column table:style-name="co18" table:default-cell-style-name="Default"/>
        <table:table-column table:style-name="co3" table:default-cell-style-name="Default"/>
        <table:table-column table:style-name="co11" table:number-columns-repeated="32" table:default-cell-style-name="Default"/>
        <table:table-column table:style-name="co19" table:default-cell-style-name="ce77"/>
        <table:table-column table:style-name="co3" table:number-columns-repeated="2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Item</text:p>
          </table:table-cell>
          <table:covered-table-cell table:style-name="ce76"/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BASE(DECIMAL(COM.MICROSOFT.CONCAT([.C2:.AH2]);2);16)" office:value-type="string" office:string-value="FFC00000" calcext:value-type="string">
            <text:p>FFC00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1023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BASE(DECIMAL(COM.MICROSOFT.CONCAT([.C3:.AH3]);2);16)" office:value-type="string" office:string-value="FFC00FFF" calcext:value-type="string">
            <text:p>FFC00FF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BASE(DECIMAL(COM.MICROSOFT.CONCAT([.C4:.AH4]);2);16)" office:value-type="string" office:string-value="FFC01000" calcext:value-type="string">
            <text:p>FFC01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022 PDT0</text:p>
          </table:table-cell>
          <table:covered-table-cell/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BASE(DECIMAL(COM.MICROSOFT.CONCAT([.C5:.AH5]);2);16)" office:value-type="string" office:string-value="FFFFE000" calcext:value-type="string">
            <text:p>FFFFE000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 table:number-rows-repeated="4">
          <table:table-cell table:number-columns-repeated="34"/>
          <table:table-cell table:style-name="Default"/>
          <table:table-cell table:number-columns-repeated="2"/>
        </table:table-row>
        <table:table-row table:style-name="ro1">
          <table:table-cell table:number-columns-repeated="34"/>
          <table:table-cell table:style-name="Default"/>
          <table:table-cell office:value-type="string" calcext:value-type="string">
            <text:p>FFC00000</text:p>
          </table:table-cell>
          <table:table-cell office:value-type="string" calcext:value-type="string">
            <text:p>FFFFE000</text:p>
          </table:table-cell>
        </table:table-row>
      </table:table>
      <table:table table:name="MOS_Recursive Mapping" table:style-name="ta1">
        <office:forms form:automatic-focus="false" form:apply-design-mode="false"/>
        <table:shapes>
          <draw:custom-shape draw:z-index="0" draw:style-name="gr1" draw:text-style-name="P1" svg:width="0.964cm" svg:height="0.916cm" draw:transform="skewX (-0.0534070751110265) rotate (3.11035125997909) translate (18.26cm 23.951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1" draw:style-name="gr2" draw:text-style-name="P2" svg:width="0.851cm" svg:height="0.916cm" draw:transform="skewX (-0.0534070751110265) rotate (3.11035125997909) translate (26.606cm 23.947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2" draw:style-name="gr3" draw:text-style-name="P3" svg:width="0.964cm" svg:height="0.916cm" draw:transform="skewX (-0.0534070751110265) rotate (3.11035125997909) translate (11.48cm 23.95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</table:shapes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column table:style-name="co3" table:number-columns-repeated="7" table:default-cell-style-name="Default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00" calcext:value-type="string">
            <text:p>100000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9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100000" calcext:value-type="string">
            <text:p>C0100000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" calcext:value-type="string">
            <text:p>1</text:p>
          </table:table-cell>
          <table:table-cell office:value-type="string" calcext:value-type="string">
            <text:p>Recursive mapping</text:p>
          </table:table-cell>
          <table:table-cell table:number-columns-repeated="6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3" calcext:value-type="string">
            <text:p>3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9" calcext:value-type="string">
            <text:p>29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B8" calcext:value-type="string">
            <text:p>B8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FF" calcext:value-type="string">
            <text:p>FF</text:p>
          </table:table-cell>
          <table:table-cell table:number-columns-repeated="7"/>
        </table:table-row>
        <table:table-row table:style-name="ro1">
          <table:table-cell table:style-name="ce77" office:value-type="float" office:value="2400" calcext:value-type="float">
            <text:p>2400</text:p>
          </table:table-cell>
          <table:table-cell table:style-name="ce77" office:value-type="string" calcext:value-type="string">
            <text:p>PTE0-256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100" calcext:value-type="string">
            <text:p>100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2FF" calcext:value-type="string">
            <text:p>2FF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FF" calcext:value-type="string">
            <text:p>3FF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C0000000" calcext:value-type="string">
            <text:p>C0000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C0029000" calcext:value-type="string">
            <text:p>C0029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0A4" calcext:value-type="string">
            <text:p>20A4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9000" calcext:value-type="string">
            <text:p>29000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C00B8000" calcext:value-type="string">
            <text:p>C00B8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22E0" calcext:value-type="string">
            <text:p>22E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B8000" calcext:value-type="string">
            <text:p>B8000</text:p>
          </table:table-cell>
          <table:table-cell table:number-columns-repeated="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6:.AH36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7:.AH37]);2);16)" office:value-type="string" office:string-value="C03FFFFF" calcext:value-type="string">
            <text:p>C03FFFFF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0:.AH40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2:.AH42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3:.AH43]);2);16)" office:value-type="string" office:string-value="1000" calcext:value-type="string">
            <text:p>1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4:.AH44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5:.AH45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number-columns-repeated="41"/>
          <table:table-cell office:value-type="string" calcext:value-type="string">
            <text:p>Page table at PDE768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7:.AH47]);2);16)" office:value-type="string" office:string-value="C0100000" calcext:value-type="string">
            <text:p>C0100000</text:p>
          </table:table-cell>
          <table:table-cell table:number-columns-repeated="6"/>
          <table:table-cell office:value-type="string" calcext:value-type="string">
            <text:p>FFF00000 – FFF00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8:.AH48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9:.AH49]);2);16)" office:value-type="string" office:string-value="2400" calcext:value-type="string">
            <text:p>2400</text:p>
          </table:table-cell>
          <table:table-cell table:number-columns-repeated="6"/>
          <table:table-cell office:value-type="string" calcext:value-type="string">
            <text:p>Page directory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50:.AH50]);2);16)" office:value-type="string" office:string-value="100000" calcext:value-type="string">
            <text:p>100000</text:p>
          </table:table-cell>
          <table:table-cell table:number-columns-repeated="6"/>
          <table:table-cell office:value-type="string" calcext:value-type="string">
            <text:p>FFFFF000 – FFFFFFFC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 table:number-columns-repeated="2"/>
          <table:table-cell table:style-name="ce33" office:value-type="string" calcext:value-type="string">
            <text:p>Indexes into PD, selects PDE1023</text:p>
          </table:table-cell>
          <table:table-cell table:number-columns-repeated="9"/>
          <table:table-cell table:style-name="ce33" office:value-type="string" calcext:value-type="string">
            <text:p>Indexes into PD, selects PT</text:p>
          </table:table-cell>
          <table:table-cell table:number-columns-repeated="9"/>
          <table:table-cell table:style-name="ce33" office:value-type="string" calcext:value-type="string">
            <text:p>Indexes into PT, selects PTE</text:p>
          </table:table-cell>
          <table:table-cell table:number-columns-repeated="19"/>
        </table:table-row>
        <table:table-row table:style-name="ro1">
          <table:table-cell table:number-columns-repeated="42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4:.AH54]);2);16)" office:value-type="string" office:string-value="FFC00004" calcext:value-type="string">
            <text:p>FFC00004</text:p>
          </table:table-cell>
          <table:table-cell office:value-type="string" calcext:value-type="string">
            <text:p>Recursive mapping to access PTE0-1 (using PDE0 – Identity map)</text:p>
          </table:table-cell>
          <table:table-cell table:number-columns-repeated="6"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55:.AH5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56:.AH56]);2);16)" office:value-type="string" office:string-value="1000" calcext:value-type="string">
            <text:p>1000</text:p>
          </table:table-cell>
          <table:table-cell table:number-columns-repeated="7"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7:.AH57]);2);16)" office:value-type="string" office:string-value="2004" calcext:value-type="string">
            <text:p>2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59:.AH59]);2);16)" office:value-type="string" office:string-value="FFF00004" calcext:value-type="string">
            <text:p>FFF00004</text:p>
          </table:table-cell>
          <table:table-cell office:value-type="string" calcext:value-type="string">
            <text:p>Recursive mapping to access PTE0-1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0:.AH60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1:.AH61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2:.AH62]);2);16)" office:value-type="string" office:string-value="2004" calcext:value-type="string">
            <text:p>2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4:.AH64]);2);16)" office:value-type="string" office:string-value="FFF00FFC" calcext:value-type="string">
            <text:p>FFF00FFC</text:p>
          </table:table-cell>
          <table:table-cell office:value-type="string" calcext:value-type="string">
            <text:p>Recursive mapping to access PTE0-1023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5:.AH6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66:.AH66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7:.AH67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69:.AH69]);2);16)" office:value-type="string" office:string-value="FFFFF004" calcext:value-type="string">
            <text:p>FFFFF004</text:p>
          </table:table-cell>
          <table:table-cell office:value-type="string" calcext:value-type="string">
            <text:p>Recursive mapping to access PDE1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70:.AH70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71:.AH71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72:.AH72]);2);16)" office:value-type="string" office:string-value="1004" calcext:value-type="string">
            <text:p>1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74:.AH74]);2);16)" office:value-type="string" office:string-value="FFFFFFFC" calcext:value-type="string">
            <text:p>FFFFFFFC</text:p>
          </table:table-cell>
          <table:table-cell office:value-type="string" calcext:value-type="string">
            <text:p>Recursive mapping to access PDE1023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75:.AH7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76:.AH76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77:.AH77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 table:number-rows-repeated="12">
          <table:table-cell table:number-columns-repeated="42"/>
        </table:table-row>
        <table:table-row table:style-name="ro1">
          <table:table-cell/>
          <table:table-cell office:value-type="string" calcext:value-type="string">
            <text:p>Any address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77" table:formula="of:=BASE(DECIMAL(COM.MICROSOFT.CONCAT([.C90:.AH90]);2);16)" office:value-type="string" office:string-value="100" calcext:value-type="string">
            <text:p>100</text:p>
          </table:table-cell>
          <table:table-cell table:number-columns-repeated="7"/>
        </table:table-row>
        <table:table-row table:style-name="ro1" table:number-rows-repeated="1048485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6:00:29.317421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0:20:43.702238611</meta:creation-date>
    <dc:date>2022-12-19T00:59:46.173397150</dc:date>
    <meta:editing-duration>P7DT9H11M46S</meta:editing-duration>
    <meta:editing-cycles>289</meta:editing-cycles>
    <meta:generator>LibreOffice/7.0.4.2$Linux_X86_64 LibreOffice_project/00$Build-2</meta:generator>
    <meta:print-date>2021-07-24T04:13:00.739279660</meta:print-date>
    <meta:document-statistic meta:table-count="9" meta:cell-count="6453" meta:object-count="3"/>
  </office:meta>
</office:document-meta>
</file>